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officeooo:paragraph-rsid="0011c218" fo:hyphenate="false" fo:hyphenation-remain-char-count="2" fo:hyphenation-push-char-count="2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style:vertical-align="auto" style:writing-mode="lr-tb"/>
      <style:text-properties officeooo:paragraph-rsid="0011c218" fo:hyphenate="false" fo:hyphenation-remain-char-count="2" fo:hyphenation-push-char-count="2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Tahoma" fo:font-size="12pt" fo:language="es" fo:country="PE" officeooo:paragraph-rsid="0011c218" style:font-name-asian="Tahoma1" style:font-size-asian="12pt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style:vertical-align="auto" style:writing-mode="lr-tb"/>
      <style:text-properties style:font-name="Tahoma" fo:font-size="12pt" fo:language="es" fo:country="PE" officeooo:paragraph-rsid="0011c218" style:font-name-asian="Tahoma1" style:font-size-asian="12pt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Tahoma" fo:font-size="12pt" fo:language="es" fo:country="PE" style:text-underline-style="solid" style:text-underline-width="auto" style:text-underline-color="font-color" fo:font-weight="bold" officeooo:paragraph-rsid="0011c218" style:font-name-asian="Tahoma1" style:font-size-asian="12pt" style:font-weight-asian="bold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Tahoma" fo:font-size="12pt" fo:language="es" fo:country="PE" style:text-underline-style="solid" style:text-underline-width="auto" style:text-underline-color="font-color" officeooo:paragraph-rsid="0011c218" style:font-name-asian="Tahoma1" style:font-size-asian="12pt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Tahoma" fo:font-size="12pt" fo:language="es" fo:country="PE" style:text-underline-style="none" fo:font-weight="normal" officeooo:rsid="00147658" officeooo:paragraph-rsid="00147658" style:font-name-asian="Tahoma1" style:font-size-asian="12pt" style:font-weight-asian="normal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Tahoma" fo:font-size="12pt" style:text-underline-style="solid" style:text-underline-width="auto" style:text-underline-color="font-color" officeooo:paragraph-rsid="0011c218" style:font-name-asian="Tahoma1" style:font-size-asian="12pt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Tahoma" fo:font-size="12pt" style:text-underline-style="solid" style:text-underline-width="auto" style:text-underline-color="font-color" fo:font-weight="bold" officeooo:paragraph-rsid="0011c218" style:font-name-asian="Tahoma1" style:font-size-asian="12pt" style:font-weight-asian="bold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Tahoma" fo:font-size="12pt" officeooo:paragraph-rsid="0011c218" style:font-name-asian="Tahoma1" style:font-size-asian="12pt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Tahoma" fo:font-size="12pt" officeooo:paragraph-rsid="00147658" style:font-name-asian="Tahoma1" style:font-size-asian="12pt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Tahoma" fo:font-size="12pt" officeooo:rsid="0011c218" officeooo:paragraph-rsid="0011c218" style:font-name-asian="Tahoma1" style:font-size-asian="12pt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Tahoma" fo:font-size="12pt" style:text-underline-style="none" fo:font-weight="normal" officeooo:rsid="0011c218" officeooo:paragraph-rsid="00147658" style:font-name-asian="Tahoma1" style:font-size-asian="12pt" style:font-weight-asian="normal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style:vertical-align="auto" style:writing-mode="lr-tb"/>
      <style:text-properties style:font-name="Tahoma" fo:font-size="9pt" fo:language="es" fo:country="PE" fo:font-weight="bold" officeooo:paragraph-rsid="0011c218" style:font-name-asian="Tahoma1" style:font-size-asian="9pt" style:font-weight-asian="bold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style:font-name="Tahoma" fo:font-size="11pt" officeooo:paragraph-rsid="0011c218" style:font-name-asian="Tahoma1" style:font-size-asian="11pt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Tahoma" fo:font-size="11pt" officeooo:paragraph-rsid="0011c218" style:font-name-asian="Tahoma1" style:font-size-asian="11pt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fo:color="#000080" style:font-name="Tahoma" fo:font-size="12pt" fo:font-weight="bold" officeooo:paragraph-rsid="0011c218" style:font-name-asian="Tahoma1" style:font-size-asian="12pt" style:font-weight-asian="bold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fo:color="#000080" style:font-name="Tahoma" fo:font-size="12pt" fo:font-weight="bold" officeooo:paragraph-rsid="00147658" style:font-name-asian="Tahoma1" style:font-size-asian="12pt" style:font-weight-asian="bold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fo:color="#000080" style:font-name="Tahoma" fo:font-size="12pt" fo:font-weight="bold" officeooo:rsid="00147658" officeooo:paragraph-rsid="00147658" style:font-name-asian="Tahoma1" style:font-size-asian="12pt" style:font-weight-asian="bold" fo:hyphenate="false" fo:hyphenation-remain-char-count="2" fo:hyphenation-push-char-count="2"/>
    </style:style>
    <style:style style:name="P20" style:family="paragraph" style:parent-style-name="Standard">
      <style:paragraph-properties fo:margin-left="1.27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fo:color="#000080" style:font-name="Tahoma" fo:font-size="12pt" fo:font-weight="bold" officeooo:paragraph-rsid="0011c218" style:font-name-asian="Tahoma1" style:font-size-asian="12pt" style:font-weight-asian="bold" fo:hyphenate="false" fo:hyphenation-remain-char-count="2" fo:hyphenation-push-char-count="2"/>
    </style:style>
    <style:style style:name="P21" style:family="paragraph" style:parent-style-name="Standard">
      <style:paragraph-properties fo:margin-left="1.27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style:font-name="Tahoma" fo:font-size="12pt" officeooo:paragraph-rsid="0011c218" style:font-name-asian="Tahoma1" style:font-size-asian="12pt" fo:hyphenate="false" fo:hyphenation-remain-char-count="2" fo:hyphenation-push-char-count="2"/>
    </style:style>
    <style:style style:name="P22" style:family="paragraph" style:parent-style-name="Standard" style:master-page-name="Standard">
      <style:paragraph-properties fo:margin-left="0cm" fo:margin-right="0cm" fo:text-align="center" style:justify-single-word="false" fo:orphans="2" fo:widows="2" fo:hyphenation-ladder-count="no-limit" fo:text-indent="0cm" style:auto-text-indent="false" style:page-number="auto" style:vertical-align="auto" style:writing-mode="lr-tb"/>
      <style:text-properties style:font-name="Tahoma" fo:font-size="18pt" fo:font-weight="bold" officeooo:paragraph-rsid="0011c218" style:font-name-asian="Tahoma1" style:font-size-asian="18pt" style:font-weight-asian="bold" fo:hyphenate="false" fo:hyphenation-remain-char-count="2" fo:hyphenation-push-char-count="2"/>
    </style:style>
    <style:style style:name="P23" style:family="paragraph" style:parent-style-name="Standard" style:list-style-name="L1">
      <style:paragraph-properties fo:text-align="justify" style:justify-single-word="false" fo:orphans="2" fo:widows="2" fo:hyphenation-ladder-count="no-limit" style:vertical-align="auto" style:writing-mode="lr-tb">
        <style:tab-stops/>
      </style:paragraph-properties>
      <style:text-properties fo:color="#000080" style:font-name="Tahoma" fo:font-size="12pt" fo:font-weight="normal" officeooo:paragraph-rsid="0011c218" style:font-name-asian="Tahoma1" style:font-size-asian="12pt" style:font-weight-asian="normal" style:font-weight-complex="normal" fo:hyphenate="false" fo:hyphenation-remain-char-count="2" fo:hyphenation-push-char-count="2"/>
    </style:style>
    <style:style style:name="P24" style:family="paragraph" style:parent-style-name="Standard" style:list-style-name="L1">
      <style:paragraph-properties fo:text-align="justify" style:justify-single-word="false" fo:orphans="2" fo:widows="2" fo:hyphenation-ladder-count="no-limit" style:vertical-align="auto" style:writing-mode="lr-tb">
        <style:tab-stops/>
      </style:paragraph-properties>
      <style:text-properties officeooo:paragraph-rsid="0011c218" fo:hyphenate="false" fo:hyphenation-remain-char-count="2" fo:hyphenation-push-char-count="2"/>
    </style:style>
    <style:style style:name="T1" style:family="text">
      <style:text-properties style:font-name="Tahoma" fo:font-size="12pt" fo:language="es" fo:country="PE" style:font-name-asian="Tahoma1" style:font-size-asian="12pt"/>
    </style:style>
    <style:style style:name="T2" style:family="text">
      <style:text-properties style:font-name="Tahoma" fo:font-size="12pt" fo:language="es" fo:country="PE" officeooo:rsid="0004d226" style:font-name-asian="Tahoma1" style:font-size-asian="12pt"/>
    </style:style>
    <style:style style:name="T3" style:family="text">
      <style:text-properties style:font-name="Tahoma" fo:font-size="12pt" fo:language="es" fo:country="PE" style:text-underline-style="solid" style:text-underline-width="auto" style:text-underline-color="font-color" fo:font-weight="bold" style:font-name-asian="Tahoma1" style:font-size-asian="12pt" style:font-weight-asian="bold"/>
    </style:style>
    <style:style style:name="T4" style:family="text">
      <style:text-properties style:font-name="Tahoma" fo:font-size="12pt" style:text-underline-style="solid" style:text-underline-width="auto" style:text-underline-color="font-color" fo:font-weight="bold" style:font-name-asian="Tahoma1" style:font-size-asian="12pt" style:font-weight-asian="bold"/>
    </style:style>
    <style:style style:name="T5" style:family="text">
      <style:text-properties fo:color="#000080" style:font-name="Tahoma" fo:font-size="12pt" fo:language="es" fo:country="PE" style:text-underline-style="solid" style:text-underline-width="auto" style:text-underline-color="font-color" style:font-name-asian="Tahoma1" style:font-size-asian="12pt" style:language-asian="zxx" style:country-asian="none"/>
    </style:style>
    <style:style style:name="T6" style:family="text">
      <style:text-properties fo:color="#000080" style:font-name="Tahoma" fo:font-size="12pt" fo:language="es" fo:country="PE" fo:font-weight="bold" officeooo:rsid="0004d226" style:font-name-asian="Tahoma1" style:font-size-asian="12pt" style:font-weight-asian="bold"/>
    </style:style>
    <style:style style:name="T7" style:family="text">
      <style:text-properties fo:color="#000080" style:font-name="Tahoma" fo:font-size="12pt" fo:font-weight="bold" style:font-name-asian="Tahoma1" style:font-size-asian="12pt" style:font-weight-asian="bold"/>
    </style:style>
    <style:style style:name="T8" style:family="text">
      <style:text-properties fo:color="#000080" style:font-name="Tahoma" fo:font-size="12pt" fo:font-weight="normal" style:font-name-asian="Tahoma1" style:font-size-asian="12pt" style:font-weight-asian="normal" style:font-weight-complex="normal"/>
    </style:style>
    <style:style style:name="T9" style:family="text">
      <style:text-properties officeooo:rsid="00147658"/>
    </style:style>
    <style:style style:name="T10" style:family="text">
      <style:text-properties fo:language="es" fo:country="PE"/>
    </style:style>
    <style:style style:name="T11" style:family="text">
      <style:text-properties fo:language="es" fo:country="PE" officeooo:rsid="001476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ATRICIA ARAKAWA YAGI</text:p>
      <text:p text:style-name="P2"/>
      <text:p text:style-name="P14">parakawa.<text:span text:style-name="T9">github.io</text:span></text:p>
      <text:p text:style-name="P4">Cel. 966965261</text:p>
      <text:p text:style-name="P2"><text:a xlink:type="simple" xlink:href="mailto:paty.arakawa@gmail.com" text:style-name="Internet_20_link" text:visited-style-name="Visited_20_Internet_20_Link"><text:span text:style-name="T5">paty.arakawa@gmail.com</text:span></text:a></text:p>
      <text:p text:style-name="P4">25 de mayo 1990</text:p>
      <text:p text:style-name="P3"/>
      <text:p text:style-name="P1"><text:span text:style-name="T1">Desarrolladora Frontend. Egresada de Laboratoria con interés en iniciativas de economía colaborativa. Estudiante de Matemática en </text:span><text:span text:style-name="T2">la</text:span><text:span text:style-name="T1"> UNMSM.</text:span></text:p>
      <text:p text:style-name="P8"/>
      <text:p text:style-name="P10"/>
      <text:p text:style-name="P1"><text:span text:style-name="T4">E</text:span><text:span text:style-name="T3">XPERIENCIA LABORAL</text:span></text:p>
      <text:p text:style-name="P5"/>
      <text:p text:style-name="P19">TISMART SAC</text:p>
      <text:p text:style-name="P18"/>
      <text:p text:style-name="P11">Fecha: <text:s text:c="28"/><text:span text:style-name="T9">Marzo 2019 </text:span>- Presente</text:p>
      <text:p text:style-name="P11">Puesto: <text:s text:c="27"/>Desarrollo Frontend</text:p>
      <text:p text:style-name="P13"><text:span text:style-name="T10">Tecnologías:<text:tab/><text:tab/> <text:s/></text:span><text:span text:style-name="T11">Nuxtjs, Vuejs</text:span></text:p>
      <text:p text:style-name="P7"/>
      <text:p text:style-name="P7"/>
      <text:p text:style-name="P19">MAKERHUB SAC</text:p>
      <text:p text:style-name="P18"/>
      <text:p text:style-name="P11">Fecha: <text:s text:c="28"/><text:span text:style-name="T9">Diciembre 2018 –</text:span> <text:span text:style-name="T9">Febrero 2019</text:span></text:p>
      <text:p text:style-name="P11">Puesto: <text:s text:c="27"/><text:span text:style-name="T9">Freelancer</text:span> Frontend</text:p>
      <text:p text:style-name="P7">Tecnologías:<text:tab/><text:tab/> <text:s/>Angular, Reactjs</text:p>
      <text:p text:style-name="P9"/>
      <text:p text:style-name="P5"/>
      <text:p text:style-name="P17">MOVIVAN</text:p>
      <text:p text:style-name="P17"/>
      <text:p text:style-name="P10">Fecha: <text:s text:c="28"/>Julio 2016 – <text:span text:style-name="T9">Noviembre 2018</text:span></text:p>
      <text:p text:style-name="P10">Puesto: <text:s text:c="27"/>Desarrollo Frontend</text:p>
      <text:p text:style-name="P12">Tecnologías:<text:tab/><text:tab/> <text:s/>Nodejs, Sailsjs, Jquery, Mysql, Mongodb, Bootstrap, <text:tab/><text:tab/><text:tab/><text:tab/><text:tab/> <text:s/>Foundation, Ejs</text:p>
      <text:p text:style-name="P10"/>
      <text:p text:style-name="P17">WAPOSAT</text:p>
      <text:p text:style-name="P17"/>
      <text:p text:style-name="P10">Fecha: <text:s text:c="28"/>Diciembre 2016 – Enero 2017</text:p>
      <text:p text:style-name="P10">Puesto: <text:s text:c="27"/>Freelancer – Desarrollo Frontend</text:p>
      <text:p text:style-name="P10"/>
      <text:p text:style-name="P10"/>
      <text:p text:style-name="P17">MARINA GAS S.A.C.</text:p>
      <text:p text:style-name="P17"/>
      <text:p text:style-name="P10">Fecha: <text:s text:c="28"/>Septiembre 2013 - Enero 2016</text:p>
      <text:p text:style-name="P10">Puesto: <text:s text:c="27"/>Asistente de Administración</text:p>
      <text:p text:style-name="P10"/>
      <text:p text:style-name="P10"/>
      <text:p text:style-name="P5">FORMACIÓN ACADÉMICA</text:p>
      <text:p text:style-name="P6"/>
      <text:p text:style-name="P1"><text:span text:style-name="T1">Institución<text:tab/><text:tab/>:<text:tab/></text:span><text:span text:style-name="T7">Laboratoria</text:span></text:p>
      <text:p text:style-name="P3">Especialidad<text:tab/>:<text:tab/>Desarrollo Frontend</text:p>
      <text:p text:style-name="P3">Fecha<text:tab/><text:tab/><text:tab/>:<text:tab/>2016 (Graduada)</text:p>
      <text:p text:style-name="P6"><text:soft-page-break/></text:p>
      <text:p text:style-name="P1"><text:span text:style-name="T1">Institución<text:tab/><text:tab/>:<text:tab/></text:span><text:span text:style-name="T7">Cibertec</text:span></text:p>
      <text:p text:style-name="P1"><text:span text:style-name="T1">Especialidad<text:tab/>:<text:tab/>Computación e Informática (</text:span><text:span text:style-name="T2">3er</text:span><text:span text:style-name="T1"> c</text:span><text:span text:style-name="T2">iclo inconcl.</text:span><text:span text:style-name="T1">)</text:span></text:p>
      <text:p text:style-name="P3"/>
      <text:p text:style-name="P1"><text:span text:style-name="T1">Institución<text:tab/><text:tab/>:<text:tab/></text:span><text:span text:style-name="T6">UNMSM</text:span></text:p>
      <text:p text:style-name="P3">Especialidad<text:tab/>:<text:tab/>Matemática</text:p>
      <text:p text:style-name="P3">Fecha<text:tab/><text:tab/><text:tab/>:<text:tab/>Actualidad (Séptimo ciclo)</text:p>
      <text:p text:style-name="P10"/>
      <text:p text:style-name="P1"><text:span text:style-name="T1">Institución<text:tab/><text:tab/>:<text:tab/></text:span><text:span text:style-name="T7">CNMx Telésforo Catacora – Santa Clara</text:span></text:p>
      <text:p text:style-name="P3">Fecha<text:tab/><text:tab/><text:tab/>:<text:tab/>2002-2006 (Primer Puesto General)</text:p>
      <text:p text:style-name="P10"/>
      <text:p text:style-name="P10"/>
      <text:p text:style-name="P10"/>
      <text:p text:style-name="P10"/>
      <text:p text:style-name="P5">OTRAS ACTIVIDADES</text:p>
      <text:p text:style-name="P17"/>
      <text:list xml:id="list40211347086391319" text:style-name="L1">
        <text:list-item>
          <text:p text:style-name="P23">Miembro coach de la comunidad de tecnología «MakerLab» (2016)</text:p>
        </text:list-item>
        <text:list-item>
          <text:p text:style-name="P24"><text:span text:style-name="T8">Participación en Startup Weekend 2015 (3er Puesto, iniciativa TuMicro.pe)</text:span><text:span text:style-name="T7"><text:tab/><text:tab/></text:span></text:p>
        </text:list-item>
      </text:list>
      <text:p text:style-name="P20"/>
      <text:p text:style-name="P20"/>
      <text:p text:style-name="P15">Referencias a solicitud.</text:p>
      <text:p text:style-name="P21"/>
      <text:p text:style-name="P1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04:21:40.927560423</meta:creation-date>
    <dc:date>2020-01-06T13:29:17.764350111</dc:date>
    <meta:editing-duration>PT16M5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171" meta:character-count="1595" meta:non-whitespace-character-count="1157"/>
  </office:meta>
</office:document-meta>
</file>